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363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Responsabilidades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Tipo de Responsabilidade</text:p>
          </table:table-cell>
          <table:table-cell table:style-name="ce1" office:value-type="string" calcext:value-type="string">
            <text:p>Responsabilidade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string" calcext:value-type="string">
            <text:p>Participou da elaboração do plano de ação da área alinhado aos objetivos estratégicos, subsidiando os Empregados com informações e definição de indicadores de desempenho.</text:p>
          </table:table-cell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Realizou ações de gestão para a equipe apresentar continuamente e de forma sustentável, elevados índices de produtividade e performance em metas. </text:p>
          </table:table-cell>
        </table:table-row>
        <table:table-row table:style-name="ro1">
          <table:table-cell office:value-type="string" calcext:value-type="string">
            <text:p>Orçamento</text:p>
          </table:table-cell>
          <table:table-cell office:value-type="string" calcext:value-type="string">
            <text:p>Responsabilizou-se pela gestão orçamentária da sua área, propondo alternativas para otimizar e melhor aplicar os recursos orçamentários.</text:p>
          </table:table-cell>
        </table:table-row>
        <table:table-row table:style-name="ro1">
          <table:table-cell office:value-type="string" calcext:value-type="string">
            <text:p>Governança</text:p>
          </table:table-cell>
          <table:table-cell office:value-type="string" calcext:value-type="string">
            <text:p>Monitorou e manteve atualizado o mapeamento de riscos dos processos, produtos e serviços, sugerindo e implementando ações de mitigação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Aderiu e implementou eficazmente inovações de processos e demais mudanças direcionadas pelo Banco, mantendo o time focado e conectado às demandas e tendências do mercado.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string" calcext:value-type="string">
            <text:p>Desdobrou para as equipes as ações e metas necessárias para o alcance dos objetivos da área alinhados aos Objetivos Estratégicos, elaborando um plano de ação e definindo indicadores para mensuração e monitoramento dos resultados.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string" calcext:value-type="string">
            <text:p>Fomentou e disseminou a busca e aplicação de experiências, metodologias e técnicas para o alcance dos objetivos da área.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string" calcext:value-type="string">
            <text:p>Monitorou os indicadores de resultados com foco no alcance da estratégia e agregação de valor para o Banco, não se limitando apenas ao cumprimento da ação.</text:p>
          </table:table-cell>
        </table:table-row>
        <table:table-row table:style-name="ro1">
          <table:table-cell office:value-type="string" calcext:value-type="string">
            <text:p>Pessoas <text:s/></text:p>
          </table:table-cell>
          <table:table-cell office:value-type="string" calcext:value-type="string">
            <text:p>Direcionou e mobilizou as equipes para as mudanças necessárias (novas e mudanças em curso), com agilidade e clareza.</text:p>
          </table:table-cell>
        </table:table-row>
        <table:table-row table:style-name="ro1">
          <table:table-cell office:value-type="string" calcext:value-type="string">
            <text:p>Orçamento</text:p>
          </table:table-cell>
          <table:table-cell office:value-type="string" calcext:value-type="string">
            <text:p>Responsabilizou-se pela gestão orçamentária, elaborando, acompanhando a execução e analisando a viabilidade do emprego de recursos de orçamento para a obtenção de melhores resultados ao Banco.</text:p>
          </table:table-cell>
        </table:table-row>
        <table:table-row table:style-name="ro1">
          <table:table-cell office:value-type="string" calcext:value-type="string">
            <text:p>Governança </text:p>
          </table:table-cell>
          <table:table-cell office:value-type="string" calcext:value-type="string">
            <text:p>Atuou e disseminou a importância da gestão e mapeamento de riscos dos processos, produtos e serviços, promovendo estrutura para a implementação de ações de mitigação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Atuou como captador de inovações e mudanças, estimulando o time para propor e implementar inovações e iniciativas que asseguraram a melhoria contínua e a excelência para manter o Banco competitivo e conectado às demandas e tendências do mercado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Implementou ações de inovação que asseguraram novas oportunidades, satisfazendo os clientes (internos e externos) de hoje e do futuro de forma rentável para o Banco.</text:p>
          </table:table-cell>
        </table:table-row>
        <table:table-row table:style-name="ro1">
          <table:table-cell office:value-type="string" calcext:value-type="string">
            <text:p>Estratégia <text:s text:c="2"/></text:p>
          </table:table-cell>
          <table:table-cell office:value-type="string" calcext:value-type="string">
            <text:p>Definiu os objetivos e ações prioritárias da sua área com base nas estratégias organizacionais.</text:p>
          </table:table-cell>
        </table:table-row>
        <table:table-row table:style-name="ro1">
          <table:table-cell office:value-type="string" calcext:value-type="string">
            <text:p>Estratégia</text:p>
          </table:table-cell>
          <table:table-cell office:value-type="string" calcext:value-type="string">
            <text:p>Patrocinou, incentivou e geriu o alcance dos objetivos de suas equipes subordinadas.</text:p>
          </table:table-cell>
        </table:table-row>
        <table:table-row table:style-name="ro1">
          <table:table-cell office:value-type="string" calcext:value-type="string">
            <text:p>Pessoas</text:p>
          </table:table-cell>
          <table:table-cell office:value-type="string" calcext:value-type="string">
            <text:p>Mobilizou lideranças e pessoas, promovendo os recursos e infraestrutura para a realização dos objetivos da área.</text:p>
          </table:table-cell>
        </table:table-row>
        <table:table-row table:style-name="ro1">
          <table:table-cell office:value-type="string" calcext:value-type="string">
            <text:p>Orçamento</text:p>
          </table:table-cell>
          <table:table-cell office:value-type="string" calcext:value-type="string">
            <text:p>Mobilizou as lideranças para a utilização de ferramentas e técnicas atuais e novas para a Gestão Orçamentária, visando o efetivo alcance de resultados ao Banco.</text:p>
          </table:table-cell>
        </table:table-row>
        <table:table-row table:style-name="ro1">
          <table:table-cell office:value-type="string" calcext:value-type="string">
            <text:p>Governança</text:p>
          </table:table-cell>
          <table:table-cell office:value-type="string" calcext:value-type="string">
            <text:p><text:s/>Atuou e promoveu condições e estrutura que fortaleceram a cultura do compliance e da conformidade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Fomentou e atuou como captador de inovações e mudanças necessárias para manter o Banco competitivo e conectado às demandas e tendências de mercado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Promoveu e despertou o time e demais líderes a terem um olhar para a inovação e novas formas de atuar com adesão às demandas e tendências de mercado.</text:p>
          </table:table-cell>
        </table:table-row>
        <table:table-row table:style-name="ro1">
          <table:table-cell office:value-type="string" calcext:value-type="string">
            <text:p>Inovação</text:p>
          </table:table-cell>
          <table:table-cell office:value-type="string" calcext:value-type="string">
            <text:p>Patrocinou e fomentou a Cultura da Gestão de Mudança para aproveitamento das oportunidades e adaptações ao mercado.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R$ 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R$</number:text>
      <number:number number:decimal-places="0" loext:min-decimal-places="0" number:min-integer-digits="1" number:grouping="true"/>
    </number:number-style>
    <number:number-style style:name="N143">
      <number:text>-R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R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R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R$</number:text>
      <number:number number:decimal-places="2" loext:min-decimal-places="2" number:min-integer-digits="1" number:grouping="true"/>
    </number:number-style>
    <number:number-style style:name="N146">
      <number:text>-R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R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R$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1" loext:min-decimal-places="1" number:min-integer-digits="1"/>
    </number:number-style>
    <number:number-style style:name="N158P0" style:volatile="true">
      <number:text>Sim</number:text>
    </number:number-style>
    <number:number-style style:name="N158P1" style:volatile="true">
      <number:text>Sim</number:text>
    </number:number-style>
    <number:number-style style:name="N158">
      <number:text>Nã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Verdadeiro</number:text>
    </number:number-style>
    <number:number-style style:name="N160P1" style:volatile="true">
      <number:text>Verdadeiro</number:text>
    </number:number-style>
    <number:number-style style:name="N160">
      <number:text>Fals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Ativado</number:text>
    </number:number-style>
    <number:number-style style:name="N162P1" style:volatile="true">
      <number:text>Ativado</number:text>
    </number:number-style>
    <number:number-style style:name="N162">
      <number:text>Desativado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2" loext:min-decimal-places="2" number:min-integer-digits="1" number:grouping="true"/>
      <number:text> </number:text>
    </number:number-style>
    <number:number-style style:name="N166">
      <number:text>-</number:text>
      <number:number number:decimal-places="0" loext:min-decimal-places="0" number:min-integer-digits="0"/>
      <number:text> </number:text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P1" style:volatile="true">
      <number:number number:decimal-places="2" loext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currency-style style:name="N171P0" style:volatile="true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1" style:volatile="true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P2" style:volatile="true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72">
      <number:day-of-week/>
      <number:text>  </number:text>
      <number:day number:style="long"/>
      <number:text>/</number:text>
      <number:month number:textual="true"/>
    </number:date-style>
    <number:date-style style:name="N173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74">
      <number:day number:style="long"/>
      <number:text>/</number:text>
      <number:month number:style="long"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pt" number:country="BR">
      <loext:fill-character> </loext:fill-character>
      <number:text>- </number:text>
    </number:number-style>
    <number:text-style style:name="N10130" number:language="pt" number:country="B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pt" number:country="BR">
      <loext:text> R$ </loext:text>
      <loext:fill-character> </loext:fill-character>
      <number:text>-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pt" number:country="B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Texto_20_Explicativo" style:display-name="Excel_BuiltIn_Texto Explicativ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 style:data-style-name="N2" text:time-value="18:31:51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45M48S</meta:editing-duration>
    <meta:editing-cycles>12</meta:editing-cycles>
    <meta:generator>LibreOffice/5.1.5.2$Windows_x86 LibreOffice_project/7a864d8825610a8c07cfc3bc01dd4fce6a9447e5</meta:generator>
    <dc:date>2020-04-03T19:08:53.534000000</dc:date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